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4]+[.K34]+[.L34]" office:value-type="currency" office:currency="USD" office:value="23.4" calcext:value-type="currency">
            <text:p>$23,40</text:p>
          </table:table-cell>
          <table:table-cell table:style-name="ce13" table:formula="of:=[.N33]+[.M34]" office:value-type="currency" office:currency="USD" office:value="1610.9504" calcext:value-type="currency">
            <text:p>$1 610,95</text:p>
          </table:table-cell>
          <table:table-cell table:style-name="ce22" table:formula="of:=[.A34]*budgetjour-[.N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5]+[.K35]+[.L35]" office:value-type="currency" office:currency="USD" office:value="24.83" calcext:value-type="currency">
            <text:p>$24,83</text:p>
          </table:table-cell>
          <table:table-cell table:style-name="ce13" table:formula="of:=[.N34]+[.M35]" office:value-type="currency" office:currency="USD" office:value="1635.7804" calcext:value-type="currency">
            <text:p>$1 635,78</text:p>
          </table:table-cell>
          <table:table-cell table:style-name="ce22" table:formula="of:=[.A35]*budgetjour-[.N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6]+[.K36]+[.L36]" office:value-type="currency" office:currency="USD" office:value="27.33" calcext:value-type="currency">
            <text:p>$27,33</text:p>
          </table:table-cell>
          <table:table-cell table:style-name="ce13" table:formula="of:=[.N35]+[.M36]" office:value-type="currency" office:currency="USD" office:value="1663.1104" calcext:value-type="currency">
            <text:p>$1 663,11</text:p>
          </table:table-cell>
          <table:table-cell table:style-name="ce22" table:formula="of:=[.A36]*budgetjour-[.N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37]+[.K37]+[.L37]" office:value-type="currency" office:currency="USD" office:value="15" calcext:value-type="currency">
            <text:p>$15,00</text:p>
          </table:table-cell>
          <table:table-cell table:style-name="ce13" table:formula="of:=[.N36]+[.M37]" office:value-type="currency" office:currency="USD" office:value="1678.1104" calcext:value-type="currency">
            <text:p>$1 678,11</text:p>
          </table:table-cell>
          <table:table-cell table:style-name="ce22" table:formula="of:=[.A37]*budgetjour-[.N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8]+[.K38]+[.L38]" office:value-type="currency" office:currency="USD" office:value="36.55" calcext:value-type="currency">
            <text:p>$36,55</text:p>
          </table:table-cell>
          <table:table-cell table:style-name="ce13" table:formula="of:=[.N37]+[.M38]" office:value-type="currency" office:currency="USD" office:value="1714.6604" calcext:value-type="currency">
            <text:p>$1 714,66</text:p>
          </table:table-cell>
          <table:table-cell table:style-name="ce22" table:formula="of:=[.A38]*budgetjour-[.N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9]+[.K39]+[.L39]" office:value-type="currency" office:currency="USD" office:value="11.71" calcext:value-type="currency">
            <text:p>$11,71</text:p>
          </table:table-cell>
          <table:table-cell table:style-name="ce13" table:formula="of:=[.N38]+[.M39]" office:value-type="currency" office:currency="USD" office:value="1726.3704" calcext:value-type="currency">
            <text:p>$1 726,37</text:p>
          </table:table-cell>
          <table:table-cell table:style-name="ce22" table:formula="of:=[.A39]*budgetjour-[.N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0]+[.K40]+[.L40]" office:value-type="currency" office:currency="USD" office:value="95.54" calcext:value-type="currency">
            <text:p>$95,54</text:p>
          </table:table-cell>
          <table:table-cell table:style-name="ce13" table:formula="of:=[.N39]+[.M40]" office:value-type="currency" office:currency="USD" office:value="1821.9104" calcext:value-type="currency">
            <text:p>$1 821,91</text:p>
          </table:table-cell>
          <table:table-cell table:style-name="ce22" table:formula="of:=[.A40]*budgetjour-[.N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1]+[.K41]+[.L41]" office:value-type="currency" office:currency="USD" office:value="10" calcext:value-type="currency">
            <text:p>$10,00</text:p>
          </table:table-cell>
          <table:table-cell table:style-name="ce13" table:formula="of:=[.N40]+[.M41]" office:value-type="currency" office:currency="USD" office:value="1831.9104" calcext:value-type="currency">
            <text:p>$1 831,91</text:p>
          </table:table-cell>
          <table:table-cell table:style-name="ce22" table:formula="of:=[.A41]*budgetjour-[.N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J42]+[.K42]+[.L42]" office:value-type="currency" office:currency="USD" office:value="26.38" calcext:value-type="currency">
            <text:p>$26,38</text:p>
          </table:table-cell>
          <table:table-cell table:style-name="ce13" table:formula="of:=[.N41]+[.M42]" office:value-type="currency" office:currency="USD" office:value="1858.2904" calcext:value-type="currency">
            <text:p>$1 858,29</text:p>
          </table:table-cell>
          <table:table-cell table:style-name="ce22" table:formula="of:=[.A42]*budgetjour-[.N42]" office:value-type="currency" office:currency="USD" office:value="191.7096" calcext:value-type="currency">
            <text:p>$19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3]+[.K43]+[.L43]" office:value-type="currency" office:currency="USD" office:value="120.17" calcext:value-type="currency">
            <text:p>$120,17</text:p>
          </table:table-cell>
          <table:table-cell table:style-name="ce13" table:formula="of:=[.N42]+[.M43]" office:value-type="currency" office:currency="USD" office:value="1978.4604" calcext:value-type="currency">
            <text:p>$1 978,46</text:p>
          </table:table-cell>
          <table:table-cell table:style-name="ce22" table:formula="of:=[.A43]*budgetjour-[.N43]" office:value-type="currency" office:currency="USD" office:value="121.5396" calcext:value-type="currency">
            <text:p>$12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4]+[.K44]+[.L44]" office:value-type="currency" office:currency="USD" office:value="97.71" calcext:value-type="currency">
            <text:p>$97,71</text:p>
          </table:table-cell>
          <table:table-cell table:style-name="ce13" table:formula="of:=[.N43]+[.M44]" office:value-type="currency" office:currency="USD" office:value="2076.1704" calcext:value-type="currency">
            <text:p>$2 076,17</text:p>
          </table:table-cell>
          <table:table-cell table:style-name="ce22" table:formula="of:=[.A44]*budgetjour-[.N44]" office:value-type="currency" office:currency="USD" office:value="73.8296" calcext:value-type="currency">
            <text:p>$73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5]+[.K45]+[.L45]" office:value-type="currency" office:currency="USD" office:value="16.34" calcext:value-type="currency">
            <text:p>$16,34</text:p>
          </table:table-cell>
          <table:table-cell table:style-name="ce13" table:formula="of:=[.N44]+[.M45]" office:value-type="currency" office:currency="USD" office:value="2092.5104" calcext:value-type="currency">
            <text:p>$2 092,51</text:p>
          </table:table-cell>
          <table:table-cell table:style-name="ce22" table:formula="of:=[.A45]*budgetjour-[.N45]" office:value-type="currency" office:currency="USD" office:value="107.4896" calcext:value-type="currency">
            <text:p>$10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6]+[.K46]+[.L46]" office:value-type="currency" office:currency="USD" office:value="48.56" calcext:value-type="currency">
            <text:p>$48,56</text:p>
          </table:table-cell>
          <table:table-cell table:style-name="ce13" table:formula="of:=[.N45]+[.M46]" office:value-type="currency" office:currency="USD" office:value="2141.0704" calcext:value-type="currency">
            <text:p>$2 141,07</text:p>
          </table:table-cell>
          <table:table-cell table:style-name="ce22" table:formula="of:=[.A46]*budgetjour-[.N46]" office:value-type="currency" office:currency="USD" office:value="108.9296" calcext:value-type="currency">
            <text:p>$108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7]+[.K47]+[.L47]" office:value-type="currency" office:currency="USD" office:value="29.9" calcext:value-type="currency">
            <text:p>$29,90</text:p>
          </table:table-cell>
          <table:table-cell table:style-name="ce13" table:formula="of:=[.N46]+[.M47]" office:value-type="currency" office:currency="USD" office:value="2170.9704" calcext:value-type="currency">
            <text:p>$2 170,97</text:p>
          </table:table-cell>
          <table:table-cell table:style-name="ce22" table:formula="of:=[.A47]*budgetjour-[.N47]" office:value-type="currency" office:currency="USD" office:value="129.0296" calcext:value-type="currency">
            <text:p>$12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table:number-columns-repeated="2"/>
          <table:table-cell table:formula="of:=[.F47]+[.E48]" office:value-type="float" office:value="2814" calcext:value-type="float">
            <text:p>2814</text:p>
          </table:table-cell>
          <table:table-cell table:style-name="Default"/>
          <table:table-cell table:formula="of:=[.H47]+[.G48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2170.9704" calcext:value-type="currency">
            <text:p>$2 170,97</text:p>
          </table:table-cell>
          <table:table-cell table:style-name="ce22" table:formula="of:=[.A48]*budgetjour-[.N48]" office:value-type="currency" office:currency="USD" office:value="179.0296" calcext:value-type="currency">
            <text:p>$179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2814" calcext:value-type="float">
            <text:p>2814</text:p>
          </table:table-cell>
          <table:table-cell table:style-name="Default"/>
          <table:table-cell table:formula="of:=[.H48]+[.G49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2170.9704" calcext:value-type="currency">
            <text:p>$2 170,97</text:p>
          </table:table-cell>
          <table:table-cell table:style-name="ce22" table:formula="of:=[.A49]*budgetjour-[.N49]" office:value-type="currency" office:currency="USD" office:value="229.0296" calcext:value-type="currency">
            <text:p>$229,03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814" calcext:value-type="float">
            <text:p>2814</text:p>
          </table:table-cell>
          <table:table-cell table:style-name="Default"/>
          <table:table-cell table:formula="of:=[.H49]+[.G50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2170.9704" calcext:value-type="currency">
            <text:p>$2 170,97</text:p>
          </table:table-cell>
          <table:table-cell table:style-name="ce22" table:formula="of:=[.A50]*budgetjour-[.N50]" office:value-type="currency" office:currency="USD" office:value="279.0296" calcext:value-type="currency">
            <text:p>$279,03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814" calcext:value-type="float">
            <text:p>2814</text:p>
          </table:table-cell>
          <table:table-cell table:style-name="Default"/>
          <table:table-cell table:formula="of:=[.H50]+[.G51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2170.9704" calcext:value-type="currency">
            <text:p>$2 170,97</text:p>
          </table:table-cell>
          <table:table-cell table:style-name="ce22" table:formula="of:=[.A51]*budgetjour-[.N51]" office:value-type="currency" office:currency="USD" office:value="329.0296" calcext:value-type="currency">
            <text:p>$329,03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814" calcext:value-type="float">
            <text:p>2814</text:p>
          </table:table-cell>
          <table:table-cell table:style-name="Default"/>
          <table:table-cell table:formula="of:=[.H51]+[.G52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2170.9704" calcext:value-type="currency">
            <text:p>$2 170,97</text:p>
          </table:table-cell>
          <table:table-cell table:style-name="ce22" table:formula="of:=[.A52]*budgetjour-[.N52]" office:value-type="currency" office:currency="USD" office:value="379.0296" calcext:value-type="currency">
            <text:p>$379,0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814" calcext:value-type="float">
            <text:p>2814</text:p>
          </table:table-cell>
          <table:table-cell table:style-name="Default"/>
          <table:table-cell table:formula="of:=[.H52]+[.G53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2170.9704" calcext:value-type="currency">
            <text:p>$2 170,97</text:p>
          </table:table-cell>
          <table:table-cell table:style-name="ce22" table:formula="of:=[.A53]*budgetjour-[.N53]" office:value-type="currency" office:currency="USD" office:value="429.0296" calcext:value-type="currency">
            <text:p>$429,0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814" calcext:value-type="float">
            <text:p>2814</text:p>
          </table:table-cell>
          <table:table-cell table:style-name="Default"/>
          <table:table-cell table:formula="of:=[.H53]+[.G54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2170.9704" calcext:value-type="currency">
            <text:p>$2 170,97</text:p>
          </table:table-cell>
          <table:table-cell table:style-name="ce22" table:formula="of:=[.A54]*budgetjour-[.N54]" office:value-type="currency" office:currency="USD" office:value="479.0296" calcext:value-type="currency">
            <text:p>$479,03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814" calcext:value-type="float">
            <text:p>2814</text:p>
          </table:table-cell>
          <table:table-cell table:style-name="Default"/>
          <table:table-cell table:formula="of:=[.H54]+[.G55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2170.9704" calcext:value-type="currency">
            <text:p>$2 170,97</text:p>
          </table:table-cell>
          <table:table-cell table:style-name="ce22" table:formula="of:=[.A55]*budgetjour-[.N55]" office:value-type="currency" office:currency="USD" office:value="529.0296" calcext:value-type="currency">
            <text:p>$529,03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814" calcext:value-type="float">
            <text:p>2814</text:p>
          </table:table-cell>
          <table:table-cell table:style-name="Default"/>
          <table:table-cell table:formula="of:=[.H55]+[.G56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2170.9704" calcext:value-type="currency">
            <text:p>$2 170,97</text:p>
          </table:table-cell>
          <table:table-cell table:style-name="ce22" table:formula="of:=[.A56]*budgetjour-[.N56]" office:value-type="currency" office:currency="USD" office:value="579.0296" calcext:value-type="currency">
            <text:p>$579,03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814" calcext:value-type="float">
            <text:p>2814</text:p>
          </table:table-cell>
          <table:table-cell table:style-name="Default"/>
          <table:table-cell table:formula="of:=[.H56]+[.G57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2170.9704" calcext:value-type="currency">
            <text:p>$2 170,97</text:p>
          </table:table-cell>
          <table:table-cell table:style-name="ce22" table:formula="of:=[.A57]*budgetjour-[.N57]" office:value-type="currency" office:currency="USD" office:value="629.0296" calcext:value-type="currency">
            <text:p>$629,03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814" calcext:value-type="float">
            <text:p>2814</text:p>
          </table:table-cell>
          <table:table-cell table:style-name="Default"/>
          <table:table-cell table:formula="of:=[.H57]+[.G58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2170.9704" calcext:value-type="currency">
            <text:p>$2 170,97</text:p>
          </table:table-cell>
          <table:table-cell table:style-name="ce22" table:formula="of:=[.A58]*budgetjour-[.N58]" office:value-type="currency" office:currency="USD" office:value="679.0296" calcext:value-type="currency">
            <text:p>$679,03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814" calcext:value-type="float">
            <text:p>2814</text:p>
          </table:table-cell>
          <table:table-cell table:style-name="Default"/>
          <table:table-cell table:formula="of:=[.H58]+[.G59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2170.9704" calcext:value-type="currency">
            <text:p>$2 170,97</text:p>
          </table:table-cell>
          <table:table-cell table:style-name="ce22" table:formula="of:=[.A59]*budgetjour-[.N59]" office:value-type="currency" office:currency="USD" office:value="729.0296" calcext:value-type="currency">
            <text:p>$729,03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814" calcext:value-type="float">
            <text:p>2814</text:p>
          </table:table-cell>
          <table:table-cell table:style-name="Default"/>
          <table:table-cell table:formula="of:=[.H59]+[.G60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2170.9704" calcext:value-type="currency">
            <text:p>$2 170,97</text:p>
          </table:table-cell>
          <table:table-cell table:style-name="ce22" table:formula="of:=[.A60]*budgetjour-[.N60]" office:value-type="currency" office:currency="USD" office:value="779.0296" calcext:value-type="currency">
            <text:p>$779,03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814" calcext:value-type="float">
            <text:p>2814</text:p>
          </table:table-cell>
          <table:table-cell table:style-name="Default"/>
          <table:table-cell table:formula="of:=[.H60]+[.G61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2170.9704" calcext:value-type="currency">
            <text:p>$2 170,97</text:p>
          </table:table-cell>
          <table:table-cell table:style-name="ce22" table:formula="of:=[.A61]*budgetjour-[.N61]" office:value-type="currency" office:currency="USD" office:value="829.0296" calcext:value-type="currency">
            <text:p>$829,03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814" calcext:value-type="float">
            <text:p>2814</text:p>
          </table:table-cell>
          <table:table-cell table:style-name="Default"/>
          <table:table-cell table:formula="of:=[.H61]+[.G62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2170.9704" calcext:value-type="currency">
            <text:p>$2 170,97</text:p>
          </table:table-cell>
          <table:table-cell table:style-name="ce22" table:formula="of:=[.A62]*budgetjour-[.N62]" office:value-type="currency" office:currency="USD" office:value="879.0296" calcext:value-type="currency">
            <text:p>$879,03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814" calcext:value-type="float">
            <text:p>2814</text:p>
          </table:table-cell>
          <table:table-cell table:style-name="Default"/>
          <table:table-cell table:formula="of:=[.H62]+[.G63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2170.9704" calcext:value-type="currency">
            <text:p>$2 170,97</text:p>
          </table:table-cell>
          <table:table-cell table:style-name="ce22" table:formula="of:=[.A63]*budgetjour-[.N63]" office:value-type="currency" office:currency="USD" office:value="929.0296" calcext:value-type="currency">
            <text:p>$929,03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814" calcext:value-type="float">
            <text:p>2814</text:p>
          </table:table-cell>
          <table:table-cell table:style-name="Default"/>
          <table:table-cell table:formula="of:=[.H63]+[.G64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2170.9704" calcext:value-type="currency">
            <text:p>$2 170,97</text:p>
          </table:table-cell>
          <table:table-cell table:style-name="ce22" table:formula="of:=[.A64]*budgetjour-[.N64]" office:value-type="currency" office:currency="USD" office:value="979.0296" calcext:value-type="currency">
            <text:p>$979,03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814" calcext:value-type="float">
            <text:p>2814</text:p>
          </table:table-cell>
          <table:table-cell table:style-name="Default"/>
          <table:table-cell table:formula="of:=[.H64]+[.G65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2170.9704" calcext:value-type="currency">
            <text:p>$2 170,97</text:p>
          </table:table-cell>
          <table:table-cell table:style-name="ce22" table:formula="of:=[.A65]*budgetjour-[.N65]" office:value-type="currency" office:currency="USD" office:value="1029.0296" calcext:value-type="currency">
            <text:p>$1 029,03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814" calcext:value-type="float">
            <text:p>2814</text:p>
          </table:table-cell>
          <table:table-cell table:style-name="Default"/>
          <table:table-cell table:formula="of:=[.H65]+[.G66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2170.9704" calcext:value-type="currency">
            <text:p>$2 170,97</text:p>
          </table:table-cell>
          <table:table-cell table:style-name="ce22" table:formula="of:=[.A66]*budgetjour-[.N66]" office:value-type="currency" office:currency="USD" office:value="1079.0296" calcext:value-type="currency">
            <text:p>$1 079,03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814" calcext:value-type="float">
            <text:p>2814</text:p>
          </table:table-cell>
          <table:table-cell table:style-name="Default"/>
          <table:table-cell table:formula="of:=[.H66]+[.G67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2170.9704" calcext:value-type="currency">
            <text:p>$2 170,97</text:p>
          </table:table-cell>
          <table:table-cell table:style-name="ce22" table:formula="of:=[.A67]*budgetjour-[.N67]" office:value-type="currency" office:currency="USD" office:value="1129.0296" calcext:value-type="currency">
            <text:p>$1 129,03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814" calcext:value-type="float">
            <text:p>2814</text:p>
          </table:table-cell>
          <table:table-cell table:style-name="Default"/>
          <table:table-cell table:formula="of:=[.H67]+[.G68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2170.9704" calcext:value-type="currency">
            <text:p>$2 170,97</text:p>
          </table:table-cell>
          <table:table-cell table:style-name="ce22" table:formula="of:=[.A68]*budgetjour-[.N68]" office:value-type="currency" office:currency="USD" office:value="1179.0296" calcext:value-type="currency">
            <text:p>$1 179,03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814" calcext:value-type="float">
            <text:p>2814</text:p>
          </table:table-cell>
          <table:table-cell table:style-name="Default"/>
          <table:table-cell table:formula="of:=[.H68]+[.G69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2170.9704" calcext:value-type="currency">
            <text:p>$2 170,97</text:p>
          </table:table-cell>
          <table:table-cell table:style-name="ce22" table:formula="of:=[.A69]*budgetjour-[.N69]" office:value-type="currency" office:currency="USD" office:value="1229.0296" calcext:value-type="currency">
            <text:p>$1 229,03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814" calcext:value-type="float">
            <text:p>2814</text:p>
          </table:table-cell>
          <table:table-cell table:style-name="Default"/>
          <table:table-cell table:formula="of:=[.H69]+[.G70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2170.9704" calcext:value-type="currency">
            <text:p>$2 170,97</text:p>
          </table:table-cell>
          <table:table-cell table:style-name="ce22" table:formula="of:=[.A70]*budgetjour-[.N70]" office:value-type="currency" office:currency="USD" office:value="1279.0296" calcext:value-type="currency">
            <text:p>$1 279,03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814" calcext:value-type="float">
            <text:p>2814</text:p>
          </table:table-cell>
          <table:table-cell table:style-name="Default"/>
          <table:table-cell table:formula="of:=[.H70]+[.G71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2170.9704" calcext:value-type="currency">
            <text:p>$2 170,97</text:p>
          </table:table-cell>
          <table:table-cell table:style-name="ce22" table:formula="of:=[.A71]*budgetjour-[.N71]" office:value-type="currency" office:currency="USD" office:value="1329.0296" calcext:value-type="currency">
            <text:p>$1 329,03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814" calcext:value-type="float">
            <text:p>2814</text:p>
          </table:table-cell>
          <table:table-cell table:style-name="Default"/>
          <table:table-cell table:formula="of:=[.H71]+[.G72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2170.9704" calcext:value-type="currency">
            <text:p>$2 170,97</text:p>
          </table:table-cell>
          <table:table-cell table:style-name="ce22" table:formula="of:=[.A72]*budgetjour-[.N72]" office:value-type="currency" office:currency="USD" office:value="1379.0296" calcext:value-type="currency">
            <text:p>$1 379,03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814" calcext:value-type="float">
            <text:p>2814</text:p>
          </table:table-cell>
          <table:table-cell table:style-name="Default"/>
          <table:table-cell table:formula="of:=[.H72]+[.G73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2170.9704" calcext:value-type="currency">
            <text:p>$2 170,97</text:p>
          </table:table-cell>
          <table:table-cell table:style-name="ce22" table:formula="of:=[.A73]*budgetjour-[.N73]" office:value-type="currency" office:currency="USD" office:value="1429.0296" calcext:value-type="currency">
            <text:p>$1 429,03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814" calcext:value-type="float">
            <text:p>2814</text:p>
          </table:table-cell>
          <table:table-cell table:style-name="Default"/>
          <table:table-cell table:formula="of:=[.H73]+[.G74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2170.9704" calcext:value-type="currency">
            <text:p>$2 170,97</text:p>
          </table:table-cell>
          <table:table-cell table:style-name="ce22" table:formula="of:=[.A74]*budgetjour-[.N74]" office:value-type="currency" office:currency="USD" office:value="1479.0296" calcext:value-type="currency">
            <text:p>$1 479,03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814" calcext:value-type="float">
            <text:p>2814</text:p>
          </table:table-cell>
          <table:table-cell table:style-name="Default"/>
          <table:table-cell table:formula="of:=[.H74]+[.G75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2170.9704" calcext:value-type="currency">
            <text:p>$2 170,97</text:p>
          </table:table-cell>
          <table:table-cell table:style-name="ce22" table:formula="of:=[.A75]*budgetjour-[.N75]" office:value-type="currency" office:currency="USD" office:value="1529.0296" calcext:value-type="currency">
            <text:p>$1 529,03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814" calcext:value-type="float">
            <text:p>2814</text:p>
          </table:table-cell>
          <table:table-cell table:style-name="Default"/>
          <table:table-cell table:formula="of:=[.H75]+[.G76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2170.9704" calcext:value-type="currency">
            <text:p>$2 170,97</text:p>
          </table:table-cell>
          <table:table-cell table:style-name="ce22" table:formula="of:=[.A76]*budgetjour-[.N76]" office:value-type="currency" office:currency="USD" office:value="1579.0296" calcext:value-type="currency">
            <text:p>$1 579,03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814" calcext:value-type="float">
            <text:p>2814</text:p>
          </table:table-cell>
          <table:table-cell table:style-name="Default"/>
          <table:table-cell table:formula="of:=[.H76]+[.G77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2170.9704" calcext:value-type="currency">
            <text:p>$2 170,97</text:p>
          </table:table-cell>
          <table:table-cell table:style-name="ce22" table:formula="of:=[.A77]*budgetjour-[.N77]" office:value-type="currency" office:currency="USD" office:value="1629.0296" calcext:value-type="currency">
            <text:p>$1 629,03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814" calcext:value-type="float">
            <text:p>2814</text:p>
          </table:table-cell>
          <table:table-cell table:style-name="Default"/>
          <table:table-cell table:formula="of:=[.H77]+[.G78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2170.9704" calcext:value-type="currency">
            <text:p>$2 170,97</text:p>
          </table:table-cell>
          <table:table-cell table:style-name="ce22" table:formula="of:=[.A78]*budgetjour-[.N78]" office:value-type="currency" office:currency="USD" office:value="1679.0296" calcext:value-type="currency">
            <text:p>$1 679,03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814" calcext:value-type="float">
            <text:p>2814</text:p>
          </table:table-cell>
          <table:table-cell table:style-name="Default"/>
          <table:table-cell table:formula="of:=[.H78]+[.G79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2170.9704" calcext:value-type="currency">
            <text:p>$2 170,97</text:p>
          </table:table-cell>
          <table:table-cell table:style-name="ce22" table:formula="of:=[.A79]*budgetjour-[.N79]" office:value-type="currency" office:currency="USD" office:value="1729.0296" calcext:value-type="currency">
            <text:p>$1 729,03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814" calcext:value-type="float">
            <text:p>2814</text:p>
          </table:table-cell>
          <table:table-cell table:style-name="Default"/>
          <table:table-cell table:formula="of:=[.H79]+[.G80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2170.9704" calcext:value-type="currency">
            <text:p>$2 170,97</text:p>
          </table:table-cell>
          <table:table-cell table:style-name="ce22" table:formula="of:=[.A80]*budgetjour-[.N80]" office:value-type="currency" office:currency="USD" office:value="1779.0296" calcext:value-type="currency">
            <text:p>$1 779,03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814" calcext:value-type="float">
            <text:p>2814</text:p>
          </table:table-cell>
          <table:table-cell table:style-name="Default"/>
          <table:table-cell table:formula="of:=[.H80]+[.G81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2170.9704" calcext:value-type="currency">
            <text:p>$2 170,97</text:p>
          </table:table-cell>
          <table:table-cell table:style-name="ce22" table:formula="of:=[.A81]*budgetjour-[.N81]" office:value-type="currency" office:currency="USD" office:value="1829.0296" calcext:value-type="currency">
            <text:p>$1 829,03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814" calcext:value-type="float">
            <text:p>2814</text:p>
          </table:table-cell>
          <table:table-cell table:style-name="Default"/>
          <table:table-cell table:formula="of:=[.H81]+[.G82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2170.9704" calcext:value-type="currency">
            <text:p>$2 170,97</text:p>
          </table:table-cell>
          <table:table-cell table:style-name="ce22" table:formula="of:=[.A82]*budgetjour-[.N82]" office:value-type="currency" office:currency="USD" office:value="1879.0296" calcext:value-type="currency">
            <text:p>$1 879,03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814" calcext:value-type="float">
            <text:p>2814</text:p>
          </table:table-cell>
          <table:table-cell table:style-name="Default"/>
          <table:table-cell table:formula="of:=[.H82]+[.G83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2170.9704" calcext:value-type="currency">
            <text:p>$2 170,97</text:p>
          </table:table-cell>
          <table:table-cell table:style-name="ce22" table:formula="of:=[.A83]*budgetjour-[.N83]" office:value-type="currency" office:currency="USD" office:value="1929.0296" calcext:value-type="currency">
            <text:p>$1 929,03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814" calcext:value-type="float">
            <text:p>2814</text:p>
          </table:table-cell>
          <table:table-cell table:style-name="Default"/>
          <table:table-cell table:formula="of:=[.H83]+[.G84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2170.9704" calcext:value-type="currency">
            <text:p>$2 170,97</text:p>
          </table:table-cell>
          <table:table-cell table:style-name="ce22" table:formula="of:=[.A84]*budgetjour-[.N84]" office:value-type="currency" office:currency="USD" office:value="1979.0296" calcext:value-type="currency">
            <text:p>$1 979,03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814" calcext:value-type="float">
            <text:p>2814</text:p>
          </table:table-cell>
          <table:table-cell table:style-name="Default"/>
          <table:table-cell table:formula="of:=[.H84]+[.G85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2170.9704" calcext:value-type="currency">
            <text:p>$2 170,97</text:p>
          </table:table-cell>
          <table:table-cell table:style-name="ce22" table:formula="of:=[.A85]*budgetjour-[.N85]" office:value-type="currency" office:currency="USD" office:value="2029.0296" calcext:value-type="currency">
            <text:p>$2 029,03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2814" calcext:value-type="float">
            <text:p>2814</text:p>
          </table:table-cell>
          <table:table-cell table:style-name="Default"/>
          <table:table-cell table:formula="of:=[.H85]+[.G86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2170.9704" calcext:value-type="currency">
            <text:p>$2 170,97</text:p>
          </table:table-cell>
          <table:table-cell table:style-name="ce22" table:formula="of:=[.A86]*budgetjour-[.N86]" office:value-type="currency" office:currency="USD" office:value="2079.0296" calcext:value-type="currency">
            <text:p>$2 079,03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table:number-columns-repeated="2"/>
          <table:table-cell table:formula="of:=[.F86]+[.E87]" office:value-type="float" office:value="2814" calcext:value-type="float">
            <text:p>2814</text:p>
          </table:table-cell>
          <table:table-cell table:style-name="Default"/>
          <table:table-cell table:formula="of:=[.H86]+[.G87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2170.9704" calcext:value-type="currency">
            <text:p>$2 170,97</text:p>
          </table:table-cell>
          <table:table-cell table:style-name="ce22" table:formula="of:=[.A87]*budgetjour-[.N87]" office:value-type="currency" office:currency="USD" office:value="2129.0296" calcext:value-type="currency">
            <text:p>$2 129,03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814" calcext:value-type="float">
            <text:p>2814</text:p>
          </table:table-cell>
          <table:table-cell table:style-name="Default"/>
          <table:table-cell table:formula="of:=[.H87]+[.G88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2170.9704" calcext:value-type="currency">
            <text:p>$2 170,97</text:p>
          </table:table-cell>
          <table:table-cell table:style-name="ce22" table:formula="of:=[.A88]*budgetjour-[.N88]" office:value-type="currency" office:currency="USD" office:value="2179.0296" calcext:value-type="currency">
            <text:p>$2 179,03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814" calcext:value-type="float">
            <text:p>2814</text:p>
          </table:table-cell>
          <table:table-cell table:style-name="Default"/>
          <table:table-cell table:formula="of:=[.H88]+[.G89]" office:value-type="float" office:value="9936" calcext:value-type="float">
            <text:p>9936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2170.9704" calcext:value-type="currency">
            <text:p>$2 170,97</text:p>
          </table:table-cell>
          <table:table-cell table:style-name="ce22" table:formula="of:=[.A89]*budgetjour-[.N89]" office:value-type="currency" office:currency="USD" office:value="2229.0296" calcext:value-type="currency">
            <text:p>$2 229,03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2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89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23:01:12.4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0T21:36:22.941000000</dc:date>
    <meta:editing-duration>P39DT14H30M28S</meta:editing-duration>
    <meta:editing-cycles>223</meta:editing-cycles>
    <meta:generator>LibreOffice/7.3.0.3$Windows_X86_64 LibreOffice_project/0f246aa12d0eee4a0f7adcefbf7c878fc2238db3</meta:generator>
    <meta:document-statistic meta:table-count="4" meta:cell-count="1423" meta:object-count="0"/>
    <meta:user-defined meta:name="Info 1"/>
    <meta:user-defined meta:name="Info 2"/>
    <meta:user-defined meta:name="Info 3"/>
    <meta:user-defined meta:name="Info 4"/>
  </office:meta>
</office:document-meta>
</file>